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3465a4" draw:stroke-linejoin="round" svg:stroke-linecap="butt" draw:fill="solid" draw:fill-color="#729fcf"/>
    </style:style>
    <style:style style:name="gr2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0.52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4cm" fo:min-width="0.306cm" fo:padding-top="0cm" fo:padding-bottom="0cm" fo:padding-left="0cm" fo:padding-right="0cm"/>
    </style:style>
    <style:style style:name="P1" style:family="paragraph">
      <loext:graphic-properties draw:fill="solid" draw:fill-color="#729fc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5pt" style:font-size-asian="15pt" style:font-size-complex="15pt"/>
    </style:style>
    <style:style style:name="P6" style:family="paragraph">
      <loext:graphic-properties draw:fill="none"/>
      <style:text-properties fo:font-size="8.69999980926514pt" style:font-size-asian="8.69999980926514pt" style:font-size-complex="8.69999980926514pt"/>
    </style:style>
    <style:style style:name="T1" style:family="text">
      <style:text-properties fo:color="#000000" style:font-name="Times New Roman" fo:font-size="15pt" fo:font-style="italic" style:font-size-asian="15pt" style:font-name-complex="Times New Roman" style:font-size-complex="15pt" style:font-style-complex="italic"/>
    </style:style>
    <style:style style:name="T2" style:family="text">
      <style:text-properties fo:color="#000000" style:font-name="Times New Roman" fo:font-size="8.69999980926514pt" fo:font-style="italic" style:font-size-asian="8.69999980926514pt" style:font-name-complex="Times New Roman" style:font-size-complex="8.699999809265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.064cm" svg:height="3.556cm" svg:x="2.986cm" svg:y="2.638cm" svg:viewBox="0 0 4065 3557" draw:points="2032,3557 0,3557 0,0 4065,0 4065,3557">
          <text:p/>
        </draw:polygon>
        <draw:line draw:style-name="gr2" draw:text-style-name="P2" draw:layer="layout" svg:x1="5.018cm" svg:y1="2.638cm" svg:x2="5.018cm" svg:y2="0.655cm">
          <text:p/>
        </draw:line>
        <draw:polygon draw:style-name="gr3" draw:text-style-name="P3" draw:layer="layout" svg:width="0.303cm" svg:height="0.448cm" svg:x="4.866cm" svg:y="0.225cm" svg:viewBox="0 0 304 449" draw:points="152,0 0,449 304,449">
          <text:p/>
        </draw:polygon>
        <draw:line draw:style-name="gr2" draw:text-style-name="P2" draw:layer="layout" svg:x1="9.66cm" svg:y1="4.416cm" svg:x2="7.05cm" svg:y2="4.416cm">
          <text:p/>
        </draw:line>
        <draw:polygon draw:style-name="gr3" draw:text-style-name="P3" draw:layer="layout" svg:width="0.459cm" svg:height="0.304cm" svg:x="9.639cm" svg:y="4.264cm" svg:viewBox="0 0 460 305" draw:points="460,153 0,0 0,305">
          <text:p/>
        </draw:polygon>
        <draw:line draw:style-name="gr2" draw:text-style-name="P2" draw:layer="layout" svg:x1="5.018cm" svg:y1="6.194cm" svg:x2="5.018cm" svg:y2="8.177cm">
          <text:p/>
        </draw:line>
        <draw:polygon draw:style-name="gr3" draw:text-style-name="P3" draw:layer="layout" svg:width="0.303cm" svg:height="0.451cm" svg:x="4.866cm" svg:y="8.156cm" svg:viewBox="0 0 304 452" draw:points="152,452 304,0 0,0">
          <text:p/>
        </draw:polygon>
        <draw:line draw:style-name="gr2" draw:text-style-name="P2" draw:layer="layout" svg:x1="0.502cm" svg:y1="4.416cm" svg:x2="2.986cm" svg:y2="4.416cm">
          <text:p/>
        </draw:line>
        <draw:polygon draw:style-name="gr3" draw:text-style-name="P3" draw:layer="layout" svg:width="0.458cm" svg:height="0.304cm" svg:x="0.065cm" svg:y="4.264cm" svg:viewBox="0 0 459 305" draw:points="0,153 459,305 459,0">
          <text:p/>
        </draw:polygon>
        <draw:line draw:style-name="gr2" draw:text-style-name="P2" draw:layer="layout" svg:x1="3.367cm" svg:y1="2.13cm" svg:x2="6.492cm" svg:y2="2.13cm">
          <text:p/>
        </draw:line>
        <draw:polygon draw:style-name="gr3" draw:text-style-name="P3" draw:layer="layout" svg:width="0.452cm" svg:height="0.3cm" svg:x="6.471cm" svg:y="1.978cm" svg:viewBox="0 0 453 301" draw:points="453,152 0,0 0,301">
          <text:p/>
        </draw:polygon>
        <draw:line draw:style-name="gr2" draw:text-style-name="P2" draw:layer="layout" svg:x1="7.558cm" svg:y1="6.067cm" svg:x2="7.558cm" svg:y2="3.195cm">
          <text:p/>
        </draw:line>
        <draw:polygon draw:style-name="gr3" draw:text-style-name="P3" draw:layer="layout" svg:width="0.303cm" svg:height="0.448cm" svg:x="7.406cm" svg:y="2.765cm" svg:viewBox="0 0 304 449" draw:points="153,0 0,449 304,449">
          <text:p/>
        </draw:polygon>
        <draw:line draw:style-name="gr2" draw:text-style-name="P2" draw:layer="layout" svg:x1="6.792cm" svg:y1="6.628cm" svg:x2="3.539cm" svg:y2="6.628cm">
          <text:p/>
        </draw:line>
        <draw:polygon draw:style-name="gr3" draw:text-style-name="P3" draw:layer="layout" svg:width="0.452cm" svg:height="0.3cm" svg:x="3.109cm" svg:y="6.48cm" svg:viewBox="0 0 453 301" draw:points="0,148 453,301 453,0">
          <text:p/>
        </draw:polygon>
        <draw:line draw:style-name="gr2" draw:text-style-name="P2" draw:layer="layout" svg:x1="2.478cm" svg:y1="2.765cm" svg:x2="2.478cm" svg:y2="5.637cm">
          <text:p/>
        </draw:line>
        <draw:polygon draw:style-name="gr3" draw:text-style-name="P3" draw:layer="layout" svg:width="0.303cm" svg:height="0.451cm" svg:x="2.326cm" svg:y="5.616cm" svg:viewBox="0 0 304 452" draw:points="152,452 304,0 0,0">
          <text:p/>
        </draw:polygon>
        <draw:frame draw:style-name="gr4" draw:text-style-name="P5" draw:layer="layout" svg:width="0.528cm" svg:height="0.585cm" svg:x="5.395cm" svg:y="0.026cm">
          <draw:text-box>
            <text:p text:style-name="P4"><text:span text:style-name="T1">σ</text:span></text:p>
          </draw:text-box>
        </draw:frame>
        <draw:frame draw:style-name="gr5" draw:text-style-name="P6" draw:layer="layout" svg:width="0.306cm" svg:height="0.34cm" svg:x="5.657cm" svg:y="0.397cm">
          <draw:text-box>
            <text:p text:style-name="P4"><text:span text:style-name="T2">y</text:span></text:p>
          </draw:text-box>
        </draw:frame>
        <draw:frame draw:style-name="gr4" draw:text-style-name="P5" draw:layer="layout" svg:width="0.528cm" svg:height="0.585cm" svg:x="9.823cm" svg:y="3.582cm">
          <draw:text-box>
            <text:p text:style-name="P4"><text:span text:style-name="T1">σ</text:span></text:p>
          </draw:text-box>
        </draw:frame>
        <draw:frame draw:style-name="gr5" draw:text-style-name="P6" draw:layer="layout" svg:width="0.306cm" svg:height="0.34cm" svg:x="10.087cm" svg:y="3.953cm">
          <draw:text-box>
            <text:p text:style-name="P4"><text:span text:style-name="T2">x</text:span></text:p>
          </draw:text-box>
        </draw:frame>
        <draw:frame draw:style-name="gr4" draw:text-style-name="P5" draw:layer="layout" svg:width="0.528cm" svg:height="0.585cm" svg:x="6.902cm" svg:y="1.042cm">
          <draw:text-box>
            <text:p text:style-name="P4"><text:span text:style-name="T1">τ</text:span></text:p>
          </draw:text-box>
        </draw:frame>
        <draw:frame draw:style-name="gr5" draw:text-style-name="P6" draw:layer="layout" svg:width="0.306cm" svg:height="0.34cm" svg:x="7.092cm" svg:y="1.413cm">
          <draw:text-box>
            <text:p text:style-name="P4"><text:span text:style-name="T2">xy</text:span></text:p>
          </draw:text-box>
        </draw:frame>
        <draw:frame draw:style-name="gr4" draw:text-style-name="P5" draw:layer="layout" svg:width="0.528cm" svg:height="0.585cm" svg:x="7.904cm" svg:y="2.541cm">
          <draw:text-box>
            <text:p text:style-name="P4"><text:span text:style-name="T1">τ</text:span></text:p>
          </draw:text-box>
        </draw:frame>
        <draw:frame draw:style-name="gr5" draw:text-style-name="P6" draw:layer="layout" svg:width="0.306cm" svg:height="0.34cm" svg:x="8.094cm" svg:y="2.915cm">
          <draw:text-box>
            <text:p text:style-name="P4"><text:span text:style-name="T2">yx</text:span></text:p>
          </draw:text-box>
        </draw:frame>
        <draw:frame draw:style-name="gr4" draw:text-style-name="P5" draw:layer="layout" svg:width="0.528cm" svg:height="0.585cm" svg:x="1.695cm" svg:y="5.233cm">
          <draw:text-box>
            <text:p text:style-name="P4"><text:span text:style-name="T1">τ</text:span></text:p>
          </draw:text-box>
        </draw:frame>
        <draw:frame draw:style-name="gr5" draw:text-style-name="P6" draw:layer="layout" svg:width="0.306cm" svg:height="0.34cm" svg:x="1.885cm" svg:y="5.604cm">
          <draw:text-box>
            <text:p text:style-name="P4"><text:span text:style-name="T2">yx</text:span></text:p>
          </draw:text-box>
        </draw:frame>
        <draw:frame draw:style-name="gr4" draw:text-style-name="P5" draw:layer="layout" svg:width="0.528cm" svg:height="0.585cm" svg:x="3.49cm" svg:y="6.757cm">
          <draw:text-box>
            <text:p text:style-name="P4"><text:span text:style-name="T1">τ</text:span></text:p>
          </draw:text-box>
        </draw:frame>
        <draw:frame draw:style-name="gr5" draw:text-style-name="P6" draw:layer="layout" svg:width="0.306cm" svg:height="0.34cm" svg:x="3.681cm" svg:y="7.128cm">
          <draw:text-box>
            <text:p text:style-name="P4"><text:span text:style-name="T2">xy</text:span></text:p>
          </draw:text-box>
        </draw:frame>
        <draw:frame draw:style-name="gr4" draw:text-style-name="P5" draw:layer="layout" svg:width="0.528cm" svg:height="0.585cm" svg:x="4.362cm" svg:y="7.773cm">
          <draw:text-box>
            <text:p text:style-name="P4"><text:span text:style-name="T1">σ</text:span></text:p>
          </draw:text-box>
        </draw:frame>
        <draw:frame draw:style-name="gr5" draw:text-style-name="P6" draw:layer="layout" svg:width="0.306cm" svg:height="0.34cm" svg:x="4.626cm" svg:y="8.144cm">
          <draw:text-box>
            <text:p text:style-name="P4"><text:span text:style-name="T2">y</text:span></text:p>
          </draw:text-box>
        </draw:frame>
        <draw:frame draw:style-name="gr4" draw:text-style-name="P5" draw:layer="layout" svg:width="0.528cm" svg:height="0.585cm" svg:x="0.552cm" svg:y="3.582cm">
          <draw:text-box>
            <text:p text:style-name="P4"><text:span text:style-name="T1">σ</text:span></text:p>
          </draw:text-box>
        </draw:frame>
        <draw:frame draw:style-name="gr5" draw:text-style-name="P6" draw:layer="layout" svg:width="0.306cm" svg:height="0.34cm" svg:x="0.816cm" svg:y="3.953cm">
          <draw:text-box>
            <text:p text:style-name="P4"><text:span text:style-name="T2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414cm" fo:page-height="8.6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0.3$Linux_X86_64 LibreOffice_project/30m0$Build-3</meta:generator>
    <dc:date>2017-03-16T10:28:49.795470010</dc:date>
    <meta:editing-duration>PT2M41S</meta:editing-duration>
    <meta:editing-cycles>1</meta:editing-cycles>
    <meta:document-statistic meta:object-count="33"/>
  </office:meta>
</office:document-meta>
</file>